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fo:font-weight="bold" officeooo:rsid="00070585" officeooo:paragraph-rsid="0007058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Roboto" fo:font-size="12pt" fo:font-weight="bold" officeooo:rsid="00070585" officeooo:paragraph-rsid="00070585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style:font-name="Roboto" fo:font-size="12pt" fo:font-weight="normal" officeooo:rsid="00070585" officeooo:paragraph-rsid="0007058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Roboto" fo:font-size="12pt" fo:font-weight="normal" officeooo:rsid="00070585" officeooo:paragraph-rsid="000f05a5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Roboto" fo:font-size="12pt" fo:font-weight="normal" officeooo:rsid="00070585" officeooo:paragraph-rsid="0007058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Roboto" fo:font-size="12pt" fo:font-weight="normal" officeooo:rsid="000a4c69" officeooo:paragraph-rsid="000a4c69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font-name="Roboto" fo:font-size="12pt" fo:font-weight="normal" officeooo:rsid="000a4c69" officeooo:paragraph-rsid="000a4c69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Roboto" fo:font-size="12pt" fo:font-weight="normal" officeooo:rsid="000b9e15" officeooo:paragraph-rsid="000b9e15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Roboto" fo:font-size="12pt" fo:font-weight="normal" officeooo:rsid="00112e8a" officeooo:paragraph-rsid="00112e8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Roboto" fo:font-size="12pt" fo:font-weight="normal" officeooo:rsid="00112e8a" officeooo:paragraph-rsid="00112e8a" style:font-size-asian="10.5pt" style:font-weight-asian="normal" style:font-size-complex="12pt" style:font-weight-complex="normal"/>
    </style:style>
    <style:style style:name="T1" style:family="text">
      <style:text-properties officeooo:rsid="000a4c69"/>
    </style:style>
    <style:style style:name="T2" style:family="text">
      <style:text-properties officeooo:rsid="000d58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pplications Design</text:p>
      <text:p text:style-name="P2"/>
      <text:p text:style-name="P2">Requir<text:span text:style-name="T1">e</text:span>ments</text:p>
      <text:p text:style-name="P2"/>
      <text:list xml:id="list2010187184" text:style-name="L1">
        <text:list-item>
          <text:p text:style-name="P3">Website, that works like a guestbook</text:p>
        </text:list-item>
        <text:list-item>
          <text:p text:style-name="P3">shows chronic<text:span text:style-name="T1">a</text:span>l<text:span text:style-name="T1">l</text:span>y (for newest to oldest) post on the website</text:p>
        </text:list-item>
        <text:list-item>
          <text:p text:style-name="P6">the posts are shown in a list, vertically stacked</text:p>
        </text:list-item>
        <text:list-item>
          <text:p text:style-name="P3">every post contains the date i<text:span text:style-name="T1">t</text:span> was posted, a<text:span text:style-name="T1">n</text:span> username and the message</text:p>
        </text:list-item>
        <text:list-item>
          <text:p text:style-name="P3">website shows the latest 10 post, and has a button to load older ones</text:p>
        </text:list-item>
        <text:list-item>
          <text:p text:style-name="P4">forms to add a new post</text:p>
        </text:list-item>
        <text:list-item>
          <text:p text:style-name="P4">for a post a<text:span text:style-name="T1">n</text:span> username and the message is needed</text:p>
        </text:list-item>
        <text:list-item>
          <text:p text:style-name="P4"><text:span text:style-name="T1">the date will be added automatically</text:span></text:p>
        </text:list-item>
        <text:list-item>
          <text:p text:style-name="P9">website should work on every device and on every screen size (e.g. smartphones, laptops, desktop PCs)</text:p>
        </text:list-item>
      </text:list>
      <text:p text:style-name="P5"/>
      <text:p text:style-name="P5"/>
      <text:p text:style-name="P5"/>
      <text:p text:style-name="P5"/>
      <text:p text:style-name="P5"/>
      <text:p text:style-name="P2">Specifications</text:p>
      <text:list xml:id="list2337777741" text:style-name="L2">
        <text:list-item>
          <text:p text:style-name="P7">An Apache <text:span text:style-name="T2">w</text:span>eb server will host the Website</text:p>
        </text:list-item>
        <text:list-item>
          <text:p text:style-name="P8">the information for the posts will be stored in a SQL database</text:p>
        </text:list-item>
        <text:list-item>
          <text:p text:style-name="P8">the website will be structured by HTML</text:p>
        </text:list-item>
        <text:list-item>
          <text:p text:style-name="P8">styling will be done with CSS</text:p>
        </text:list-item>
        <text:list-item>
          <text:p text:style-name="P8">the front end (showing post, loading post, etc.) will be programmed in PHP</text:p>
        </text:list-item>
        <text:list-item>
          <text:p text:style-name="P8">the back end (storing the data in the SQL database) will also be done in PHP</text:p>
        </text:list-item>
        <text:list-item>
          <text:p text:style-name="P10">prober scaling for different devices by different CSS stylings regarding their screen sizes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1:21:40.655000000</meta:creation-date>
    <dc:date>2017-10-02T16:01:05.816000000</dc:date>
    <meta:editing-duration>PT16M58S</meta:editing-duration>
    <meta:editing-cycles>5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20" meta:word-count="187" meta:character-count="971" meta:non-whitespace-character-count="820"/>
  </office:meta>
</office:document-meta>
</file>